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1.5pt" style:font-size-asian="11.5pt" style:font-size-complex="11.5pt"/>
    </style:style>
    <style:style style:name="ce6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style:font-size-asian="12pt" style:font-size-complex="12pt"/>
    </style:style>
    <style:style style:name="T5" style:family="text">
      <style:text-properties fo:font-family="'Ubuntu Light'" style:font-pitch="variable" fo:font-size="12pt" fo:text-shadow="1pt 1pt" style:font-size-asian="12pt" style:font-size-complex="12pt"/>
    </style:style>
    <style:style style:name="T6" style:family="text">
      <style:text-properties fo:font-family="'Ubuntu Light'" style:font-pitch="variable" fo:font-size="11.5pt" style:font-size-asian="11.5pt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Logarithmic functions their graphs and application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Logarithmic functions their graphs and applications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4">1 <text:s text:c="9"/>2 <text:s text:c="9"/>3 <text:s text:c="9"/>4 <text:s text:c="9"/>5 <text:s text:c="9"/>6 <text:s text:c="7"/></text:span><text:span text:style-name="T5"><text:s text:c="2"/>7 <text:s/></text:span><text:span text:style-name="T4"><text:s text:c="8"/>8 <text:s text:c="9"/>9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Highlight all that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><text:span text:style-name="T4">Awareness &amp; Appreciation</text:span></text:p>
              </table:table-cell>
              <table:table-cell>
                <text:p><text:span text:style-name="T4">Application</text:span></text:p>
              </table:table-cell>
              <table:table-cell table:style-name="ce5">
                <text:p><text:span text:style-name="T6">Independent Thinking</text:span></text:p>
              </table:table-cell>
              <table:table-cell table:style-name="ce6">
                <text:p><text:span text:style-name="T4">Appropriate Use of Technology</text:span></text:p>
              </table:table-cell>
              <table:table-cell table:style-name="ce6">
                <text:p><text:span text:style-name="T4">Group Work</text:span></text:p>
              </table:table-cell>
              <table:table-cell table:style-name="ce1">
                <text:p><text:span text:style-name="T4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13T00:07:32</dc:date>
    <dc:creator>Luis Naranjo</dc:creator>
    <meta:editing-duration>PT22M9S</meta:editing-duration>
    <meta:editing-cycles>41</meta:editing-cycles>
    <meta:generator>LibreOffice/3.5$Linux_x86 LibreOffice_project/350m1$Build-2</meta:generator>
    <meta:document-statistic meta:object-count="26"/>
  </office:meta>
</office:document-meta>
</file>